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83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text-properties style:font-name="Times New Roman" officeooo:paragraph-rsid="001edc1f"/>
    </style:style>
    <style:style style:name="P4" style:family="paragraph" style:parent-style-name="Standard">
      <style:text-properties style:font-name="Times New Roman" officeooo:paragraph-rsid="00210276"/>
    </style:style>
    <style:style style:name="P5" style:family="paragraph" style:parent-style-name="Standard" style:list-style-name="L1">
      <style:text-properties style:font-name="Times New Roman" officeooo:paragraph-rsid="00207edb"/>
    </style:style>
    <style:style style:name="P6" style:family="paragraph" style:parent-style-name="Standard" style:list-style-name="L1">
      <style:text-properties style:font-name="Times New Roman" officeooo:paragraph-rsid="00210276"/>
    </style:style>
    <style:style style:name="P7" style:family="paragraph" style:parent-style-name="Standard">
      <style:text-properties style:font-name="Times New Roman" fo:font-style="italic" fo:font-weight="bold" officeooo:paragraph-rsid="001edc1f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 New Roman" fo:font-weight="bold" officeooo:paragraph-rsid="001edc1f" style:font-weight-asian="bold" style:font-weight-complex="bold"/>
    </style:style>
    <style:style style:name="P9" style:family="paragraph" style:parent-style-name="Standard">
      <style:text-properties style:font-name="Times New Roman" fo:font-weight="bold" officeooo:paragraph-rsid="00207edb" style:font-weight-asian="bold" style:font-weight-complex="bold"/>
    </style:style>
    <style:style style:name="P10" style:family="paragraph" style:parent-style-name="Standard">
      <style:text-properties style:font-name="Times New Roman" fo:font-weight="bold" officeooo:paragraph-rsid="00210276" style:font-weight-asian="bold" style:font-weight-complex="bold"/>
    </style:style>
    <style:style style:name="P11" style:family="paragraph" style:parent-style-name="Standard">
      <style:text-properties style:font-name="Times New Roman" fo:font-size="11pt" fo:font-style="italic" officeooo:paragraph-rsid="001edc1f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Times New Roman" fo:font-size="13pt" fo:font-weight="bold" officeooo:paragraph-rsid="00210276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Times New Roman" fo:font-size="13pt" fo:font-weight="bold" officeooo:paragraph-rsid="00207ed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reak-before="column"/>
      <style:text-properties style:font-name="Times New Roman" fo:font-weight="bold" officeooo:paragraph-rsid="001edc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8">Czesław Miłosz (1911-2004)</text:p>
        <text:p text:style-name="P3"/>
        <text:p text:style-name="P7">Który skrzywdziłeś</text:p>
        <text:p text:style-name="P3"/>
        <text:p text:style-name="P3">Który skrzywdziłeś człowieka prostego</text:p>
        <text:p text:style-name="P3">Śmiechem nad krzywdą jego wybuchając,</text:p>
        <text:p text:style-name="P3">Gromadę błaznów koło siebie mając</text:p>
        <text:p text:style-name="P3">Na pomieszanie dobrego i złego,</text:p>
        <text:p text:style-name="P3">Choćby przed tobą wszyscy się skłonili</text:p>
        <text:p text:style-name="P3">Cnotę i mądrość tobie przypisując,</text:p>
        <text:p text:style-name="P3">Złote medale na twoją cześć kując,</text:p>
        <text:p text:style-name="P3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3"/>
        <text:p text:style-name="P11">Washington D.C., 1950 (Światło dzienne, 1953)</text:p>
        <text:p text:style-name="P3"/>
        <text:p text:style-name="P3"/>
        <text:p text:style-name="P14">Ernest Bryll (ur. 1935)</text:p>
        <text:p text:style-name="P3"/>
        <text:p text:style-name="P7">Ten, który…</text:p>
        <text:p text:style-name="P3"/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3">Chociaż siał burze, słodkie zbierze ziarno.</text:p>
        <text:p text:style-name="P3"/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3">Pocili się, myśleli - co o nich pisano</text:p>
        <text:p text:style-name="P3"/>
        <text:p text:style-name="P3">Takie jest doświadczenie, które zawsze znano</text:p>
        <text:p text:style-name="P3">I zawsze przeciw głupi poeci lecieli.</text:p>
        <text:p text:style-name="P3"/>
        <text:p text:style-name="P11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3">Miłosz, Który skrzywdziłeś</text:p>
          </table:table-cell>
          <table:table-cell table:style-name="Tabela1.B1" office:value-type="string">
            <text:p text:style-name="P12">Bryll, Ten, który…</text:p>
          </table:table-cell>
        </table:table-row>
        <table:table-row>
          <table:table-cell table:style-name="Tabela1.A2" table:number-columns-spanned="2" office:value-type="string">
            <text:p text:style-name="P9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457782063" text:style-name="L1">
              <text:list-item>
                <text:p text:style-name="P5">pewny własnej wartości roli poeta;</text:p>
              </text:list-item>
              <text:list-item>
                <text:p text:style-name="P5">obserwator i krytyk piętnujący zło;</text:p>
              </text:list-item>
              <text:list-item>
                <text:p text:style-name="P5">osoba zaangażowana;</text:p>
              </text:list-item>
            </text:list>
          </table:table-cell>
          <table:table-cell table:style-name="Tabela1.B3" office:value-type="string">
            <text:list xml:id="list102418502737316" text:continue-numbering="true" text:style-name="L1">
              <text:list-item>
                <text:p text:style-name="P6">racjonalista odrzucający idealizowanie rzeczywistości;</text:p>
              </text:list-item>
              <text:list-item>
                <text:p text:style-name="P6">ironiczny, sarkastyczny krytyk;</text:p>
              </text:list-item>
              <text:list-item>
                <text:p text:style-name="P6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9">Adresat liryczny</text:p>
          </table:table-cell>
          <table:covered-table-cell/>
        </table:table-row>
        <table:table-row>
          <table:table-cell table:style-name="Tabela1.A5" office:value-type="string">
            <text:list xml:id="list102419156426386" text:continue-numbering="true" text:style-name="L1">
              <text:list-item>
                <text:p text:style-name="P6">człowiek lekceważący człowieka i normy moralne;</text:p>
              </text:list-item>
              <text:list-item>
                <text:p text:style-name="P6">tyran, zadufany w sobie, pyszny i dumny władca;</text:p>
              </text:list-item>
            </text:list>
          </table:table-cell>
          <table:table-cell table:style-name="Tabela1.B5" office:value-type="string">
            <text:list xml:id="list102420357790031" text:continue-numbering="true" text:style-name="L1">
              <text:list-item>
                <text:p text:style-name="P6">retoryczne "my", czyli "wy" - podm. zdystansowany!</text:p>
              </text:list-item>
              <text:list-item>
                <text:p text:style-name="P6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10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p text:style-name="P4"/>
            <text:list xml:id="list102420066049857" text:continue-numbering="true" text:style-name="L1">
              <text:list-item>
                <text:p text:style-name="P6">spersonalizowany (2 os. lp.) - wzmocnienie groźby;</text:p>
              </text:list-item>
              <text:list-item>
                <text:p text:style-name="P6">strachem podporządkowuje sobie innych;</text:p>
              </text:list-item>
              <text:list-item>
                <text:p text:style-name="P6">poddańczo wychwalany i idealizowany;</text:p>
              </text:list-item>
            </text:list>
            <text:p text:style-name="P4"><text:soft-page-break/></text:p>
          </table:table-cell>
          <table:table-cell table:style-name="Tabela1.B7" office:value-type="string">
            <text:p text:style-name="P4"/>
            <text:list xml:id="list102419563025664" text:continue-numbering="true" text:style-name="L1">
              <text:list-item>
                <text:p text:style-name="P6">uprzedmiotowiony (3 os.) - niedosięgły; cyniczny i szyderczy manipulator; gardzi człowiekiem i prawdą;</text:p>
              </text:list-item>
              <text:list-item>
                <text:p text:style-name="P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9.422119515</meta:creation-date>
    <dc:date>2017-10-30T10:22:56.019380271</dc:date>
    <meta:editing-duration>PT25M3S</meta:editing-duration>
    <meta:editing-cycles>7</meta:editing-cycles>
    <meta:generator>LibreOffice/5.4.2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